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vo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y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ib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ib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b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íb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b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fu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fu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fué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i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i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vay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vay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y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y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y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y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fu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fu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v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4:09:23.70443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4:13:59.781764389</dc:date>
    <meta:editing-duration>PT48M12S</meta:editing-duration>
    <meta:editing-cycles>10</meta:editing-cycles>
    <meta:generator>LibreOffice/6.0.7.3$Linux_X86_64 LibreOffice_project/00m0$Build-3</meta:generator>
    <meta:document-statistic meta:table-count="1" meta:cell-count="432" meta:object-count="0"/>
  </office:meta>
</office:document-meta>
</file>